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0661" officeooo:paragraph-rsid="00040661"/>
    </style:style>
    <style:style style:name="T1" style:family="text">
      <style:text-properties officeooo:rsid="000480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eita/Algoritmo: Como escovar os dentes</text:p>
      <text:p text:style-name="P1"/>
      <text:p text:style-name="P1">* No banheiro, pegue sua escova de dentes e aplique a sua pasta de preferência, <text:span text:style-name="T1">molhando-a em seguida</text:span>.</text:p>
      <text:p text:style-name="P1">* Após a aplicação da pasta, esfregue os dentes da frente, trás, cima e baixo arduamente <text:span text:style-name="T1">com movimentos circulares</text:span>.</text:p>
      <text:p text:style-name="P1">* Escove a língua para evitar mal hálito.</text:p>
      <text:p text:style-name="P1">* Para finalizar, limpe a boca com águ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5:12:40.943000000</meta:creation-date>
    <dc:date>2018-06-14T15:24:06.364000000</dc:date>
    <meta:editing-duration>PT10M39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5" meta:word-count="58" meta:character-count="339" meta:non-whitespace-character-count="286"/>
  </office:meta>
</office:document-meta>
</file>